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27.1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1611.35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160.81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Dr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testDescriptio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helper_params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valid_method</text:p>
          </table:table-cell>
          <table:table-cell office:value-type="string" calcext:value-type="string">
            <text:p>valid_type</text:p>
          </table:table-cell>
          <table:table-cell office:value-type="string" calcext:value-type="string">
            <text:p>format_name</text:p>
          </table:table-cell>
          <table:table-cell office:value-type="string" calcext:value-type="string">
            <text:p>arraySize</text:p>
          </table:table-cell>
          <table:table-cell office:value-type="string" calcext:value-type="string">
            <text:p>arrayValue</text:p>
          </table:table-cell>
          <table:table-cell office:value-type="string" calcext:value-type="string">
            <text:p>validateFunction</text:p>
          </table:table-cell>
        </table:table-row>
        <table:table-row table:style-name="ro1">
          <table:table-cell office:value-type="string" calcext:value-type="string">
            <text:p>smoke tes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get highest block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th_blockNumb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LOCK_NUMBER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eate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ersonal_newAccoun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account li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rsonal_list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ACCOUNT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lock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account unlocke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ck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account locke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stimate gas for a transaction with only {from,to,value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eth_estimateGas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0x03,gasPrice:0x03,value:0x09,data:0x2345} pendi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lock account_for transaction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default gas limit &amp; gas price {from, to, value=1 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specified gas limit &amp; gas price {from,to,value,gas=1000000,gasPrice=1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00000,gasPrice:1,valu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gn message{message =aion web3 rust test }(outcome expected=h192exact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eth_sign</text:p>
          </table:table-cell>
          <table:table-cell office:value-type="string" calcext:value-type="string">
            <text:p>0xa00a2d0d10ce8a2ea47a76fbb935405df2a12b0e2bc932f188f84b5f16da9c2c aion_web3_rust_t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gn transaction with default gas limit &amp; gas price {from, to, value=1 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eth_sign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SIGN_TRANSA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gn transaction with specified gas limit &amp; gas price {from,to,value,gas=1000000,gasPrice=1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eth_sign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,gas:1000000,gasPric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SIGN_TRANSA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pending transaction filt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eth_newPendingTransactionFilt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pending transaction filter1 – send requ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6_default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0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pending transaction filter2 – send requ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6_default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02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pending transaction filter3 – check filter change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pending transaction filter4 – check filter log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th_getFilterLog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pending transaction filter5 – uninstall filt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eth_uninstallFilter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block templat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getblocktemplat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WORKTEMPL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block filter(wait a while to get validate new block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eth_newBlockFilt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block filter1 – check filter changes</text:p>
          </table:table-cell>
          <table:table-cell office:value-type="string" calcext:value-type="string">
            <text:p>smok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aitNewB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block filter2 – check filter log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th_getFilterLog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block filter3 – uninstall filt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eth_uninstallFilter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oinbas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th_coinbas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COUNT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if min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th_mining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hashrat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th_hashrat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bmit hashrat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eth_submitHashrate</text:p>
          </table:table-cell>
          <table:table-cell office:value-type="string" calcext:value-type="string">
            <text:p>0xa00a2d0d10ce8a2ea47a76fbb935405df2a12b0e2bc932f188f84b5f16da9c2c 0x0000000000000000000000000000000000000000000000000000000000000001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syncing objec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th_syncing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gas price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_gasPric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eth account li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th_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ACCOUNT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protocol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th_protocolVersion</text:p>
          </table:table-cell>
          <table:table-cell/>
          <table:table-cell office:value-type="string" calcext:value-type="string">
            <text:p>exactval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balance block (latest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9_latest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lat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ALANCE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balance block (earliest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9_earliest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earli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ALANCE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balance block (pending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9_pending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pendi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ALANCE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balance block (number)(hex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9_number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0x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ALANCE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ode at addres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th_getCode</text:p>
          </table:table-cell>
          <table:table-cell office:value-type="string" calcext:value-type="string">
            <text:p>0xa00a2d0d10ce8a2ea47a76fbb935405df2a12b0e2bc932f188f84b5f16da9c2c lat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IN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compiler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th_getCompiler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Solid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block by number include Tx objec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0x0 tru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block by hash include Tx objec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th_getBlockByHash</text:p>
          </table:table-cell>
          <table:table-cell table:style-name="ce1" office:value-type="string" calcext:value-type="string">
            <text:p><text:s/>tru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transaction count by address and by block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eth_getTransactionCount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block Tx count by number(0x0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0x000000000000000000000000000000000000000000000000000000000000000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block Tx count by hash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th_getBlockTransactionCountByHash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Tx by hash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eth_getTransactionByHash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T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net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t_version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if listen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net_listening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 peer 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t_peerCoun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pile solidity contract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compileSolidity</text:p>
          </table:table-cell>
          <table:table-cell office:value-type="string" calcext:value-type="string">
            <text:p>recursive.so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MPILE_RESUIL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subscribe</text:p>
          </table:table-cell>
          <table:table-cell office:value-type="string" calcext:value-type="string">
            <text:p>newHead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eth_unsubscri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personal accoun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ist account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rsonal_list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negative)create account w/out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2-nopass</text:p>
          </table:table-cell>
          <table:table-cell office:value-type="string" calcext:value-type="string">
            <text:p>personal_newAccoun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eate account with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2-pos</text:p>
          </table:table-cell>
          <table:table-cell office:value-type="string" calcext:value-type="string">
            <text:p>personal_newAccoun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COUNT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st account(size + 1)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rsonal_list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negative)unlock account w/ wrong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wropass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wrong nul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RONG_PW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egative)lock account w/ wrong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wro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RONG_PW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lock account with 10 sec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10sec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10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account unlocke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5-unlock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(failed)check account locked after 10 sec</text:p>
          </table:table-cell>
          <table:table-cell office:value-type="string" calcext:value-type="string">
            <text:p>personal_accou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5-lock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egative)unlock account w/out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nopass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egative)unlock invalid account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invalidacc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d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_ACC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egative)unlock account w/out params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noparams</text:p>
          </table:table-cell>
          <table:table-cell office:value-type="string" calcext:value-type="string">
            <text:p>personal_unlockAccoun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lock account w/out timeout (currently is invalid)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wropass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wropass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account unlocke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5-unlock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account locke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5-lock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(failed; account is locked)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OCKED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filt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ew filter maximum param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37-max</text:p>
          </table:table-cell>
          <table:table-cell office:value-type="string" calcext:value-type="string">
            <text:p>eth_newFilter</text:p>
          </table:table-cell>
          <table:table-cell office:value-type="string" calcext:value-type="string">
            <text:p>{fromBlock:latest,toBlock:earliest,limit:3,address:0xa00a2d0d10ce8a2ea47a76fbb935405df2a12b0e2bc932f188f84b5f16da9c2c,topics:[]}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w filter minimum param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37-min</text:p>
          </table:table-cell>
          <table:table-cell office:value-type="string" calcext:value-type="string">
            <text:p>eth_newFilter</text:p>
          </table:table-cell>
          <table:table-cell office:value-type="string" calcext:value-type="string">
            <text:p>{}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filter log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neg</text:p>
          </table:table-cell>
          <table:table-cell office:value-type="string" calcext:value-type="string">
            <text:p>eth_getFilterlog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nstall exited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uninstallFil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install unexited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neg</text:p>
          </table:table-cell>
          <table:table-cell office:value-type="string" calcext:value-type="string">
            <text:p>eth_uninstallFilter</text:p>
          </table:table-cell>
          <table:table-cell office:value-type="string" calcext:value-type="string">
            <text:p>0x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w block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eth_newBlockFil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it for a new block and check if the block filter catches the block size==1</text:p>
          </table:table-cell>
          <table:table-cell office:value-type="string" calcext:value-type="string">
            <text:p>fil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itNewB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it for a new block and check if the block filter catches the block size==2</text:p>
          </table:table-cell>
          <table:table-cell office:value-type="string" calcext:value-type="string">
            <text:p>fil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itNewB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nstall the block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eth_uninstallFil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the changes of uninstalled filter <text:s/>size==0</text:p>
          </table:table-cell>
          <table:table-cell office:value-type="string" calcext:value-type="string">
            <text:p>fil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itNewB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lock account for transaction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w pending transaction filter</text:p>
          </table:table-cell>
          <table:table-cell office:value-type="string" calcext:value-type="string">
            <text:p>filter</text:p>
          </table:table-cell>
          <table:table-cell table:number-columns-repeated="3"/>
          <table:table-cell office:value-type="string" calcext:value-type="string">
            <text:p>eth_newPendingTransactionFilt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itNewBlock</text:p>
          </table:table-cell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pending transaction filter</text:p>
          </table:table-cell>
          <table:table-cell office:value-type="string" calcext:value-type="string">
            <text:p>filter</text:p>
          </table:table-cell>
          <table:table-cell table:number-columns-repeated="3"/>
          <table:table-cell office:value-type="string" calcext:value-type="string">
            <text:p>eth_newPendingTransactionFil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nstall pending tx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uninstallFil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text:s/>transactio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unlock account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maximum number of params with block number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max_block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00000,gasPrice:1,value:1,data:0x2345,nonce:0x20,condition:{block-0x1}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maximum number of params with timestamp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max_ts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00000,gasPrice:1,value:1,data:0x2345,nonce:0x30,condition:{time-0x0}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!!connect refuse)send transaction with minimum number of params(only from)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min_from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empty obj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emptyObj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OCKED_INVALID_ACC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only from and to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max_from_to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value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valu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}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nd transaction with data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data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data:0x2345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gas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24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gasPrice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Pric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Pric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transaction with nonce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nonc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nonce:0x9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egative)send transaction with empty condition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empty_cond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condition:{}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??(negative)send transaction to an unexist account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to_invalidAcc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8}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nd transaction with gasPrice=0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Price=0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Price: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egative)send transaction with gas that exceed account’s balance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_over_bal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000000000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OT_ENOUGH_BALANCE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egative)send transaction with gas under mininum requirement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_under_limit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AS_LOW_ERROR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ransaction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1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54340a3152d10006b66c4248cfa73e5725056294081c476c0e67ef5ad25334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to:0xa00a2d0d10ce8a2ea47a76fbb935405df2a12b0e2bc932f188f84b5f16da9c2c,from:0xa054340a3152d10006b66c4248cfa73e5725056294081c476c0e67ef5ad25334,value:3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personal_sign</text:p>
          </table:table-cell>
          <table:table-cell office:value-type="string" calcext:value-type="string">
            <text:p>0x00000000 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ersonal_signTransaction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ersonal_sendTransaction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ersonal_signAndSendTransaction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ompiler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irKey transaction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PairKey-raw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some value(1000) to pairkey account </text:p>
          </table:table-cell>
          <table:table-cell office:value-type="string" calcext:value-type="string">
            <text:p>PairKey-raw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createPKAccount</text:p>
          </table:table-cell>
          <table:table-cell office:value-type="string" calcext:value-type="string">
            <text:p>46_valu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value:825241648}</text:p>
          </table:table-cell>
          <table:table-cell table:number-columns-repeated="5"/>
          <table:table-cell office:value-type="string" calcext:value-type="string">
            <text:p>balanceVali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d some value(1000) from pairKey account</text:p>
          </table:table-cell>
          <table:table-cell office:value-type="string" calcext:value-type="string">
            <text:p>PairKey-raw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{to:0xa00a2d0d10ce8a2ea47a76fbb935405df2a12b0e2bc932f188f84b5f16da9c2c,value:10,gasPrice:0,gas:21000}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ransaction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1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54340a3152d10006b66c4248cfa73e5725056294081c476c0e67ef5ad25334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to:0xa00a2d0d10ce8a2ea47a76fbb935405df2a12b0e2bc932f188f84b5f16da9c2c,from:0xa054340a3152d10006b66c4248cfa73e5725056294081c476c0e67ef5ad25334,value:3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nd raw transaction{‘’}(outcome expected = H64exact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0xf89506a0a054340a3152d10006b66c4248cfa73e5725056294081c476c0e67ef5ad25334018088000576af8409bfd5830f42400101b8608bc5c4e5599afac7cb0efcb0010540017dda3e80870bb543b356867b2a8cacbfb297d4ee243de4e1b0cf855297a964966445079b035ff3c0d63b1fd9afc9f9b6b470c62b354b2b4d39e9ebd6a2a68f14de26501a1d551a3bdd58c79f9e5b2a05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ot logs</text:p>
          </table:table-cell>
          <table:table-cell office:value-type="string" calcext:value-type="string">
            <text:p>ne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th_getLogs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ontract &amp; filter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filter maximum params</text:p>
          </table:table-cell>
          <table:table-cell office:value-type="string" calcext:value-type="string">
            <text:p>contract&amp;filt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th_newFilter</text:p>
          </table:table-cell>
          <table:table-cell office:value-type="string" calcext:value-type="string">
            <text:p>{fromBlock:latest,toBlock:earliest,topics:[]} 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mpile a solidity contract</text:p>
          </table:table-cell>
          <table:table-cell office:value-type="string" calcext:value-type="string">
            <text:p>contract&amp;filter</text:p>
          </table:table-cell>
          <table:table-cell table:number-columns-repeated="3"/>
          <table:table-cell office:value-type="string" calcext:value-type="string">
            <text:p>eth_compileSolidity</text:p>
          </table:table-cell>
          <table:table-cell office:value-type="string" calcext:value-type="string">
            <text:p>recursive.so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MPILE_RESUIL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</text:p>
          </table:table-cell>
          <table:table-cell office:value-type="string" calcext:value-type="string">
            <text:p>contract&amp;filt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ploy a contract</text:p>
          </table:table-cell>
          <table:table-cell office:value-type="string" calcext:value-type="string">
            <text:p>contract&amp;filter</text:p>
          </table:table-cell>
          <table:table-cell/>
          <table:table-cell office:value-type="string" calcext:value-type="string">
            <text:p>newContract</text:p>
          </table:table-cell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Receipt</text:p>
          </table:table-cell>
          <table:table-cell office:value-type="string" calcext:value-type="string">
            <text:p>contract&amp;filter</text:p>
          </table:table-cell>
          <table:table-cell office:value-type="string" calcext:value-type="string">
            <text:p>40 0</text:p>
          </table:table-cell>
          <table:table-cell office:value-type="string" calcext:value-type="string">
            <text:p>WaitNewB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th_getTransactionReceip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all contract</text:p>
          </table:table-cell>
          <table:table-cell office:value-type="string" calcext:value-type="string">
            <text:p>contract&amp;filter</text:p>
          </table:table-cell>
          <table:table-cell office:value-type="string" calcext:value-type="string">
            <text:p>f _contractAddress 3</text:p>
          </table:table-cell>
          <table:table-cell office:value-type="string" calcext:value-type="string">
            <text:p>prepareContractCall</text:p>
          </table:table-cell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Receipt</text:p>
          </table:table-cell>
          <table:table-cell office:value-type="string" calcext:value-type="string">
            <text:p>contract&amp;filter</text:p>
          </table:table-cell>
          <table:table-cell office:value-type="string" calcext:value-type="string">
            <text:p>40 1</text:p>
          </table:table-cell>
          <table:table-cell office:value-type="string" calcext:value-type="string">
            <text:p>WaitNewB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th_getTransactionReceip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all contract</text:p>
          </table:table-cell>
          <table:table-cell office:value-type="string" calcext:value-type="string">
            <text:p>contract&amp;filter</text:p>
          </table:table-cell>
          <table:table-cell office:value-type="string" calcext:value-type="string">
            <text:p>f _contractAddress 11</text:p>
          </table:table-cell>
          <table:table-cell office:value-type="string" calcext:value-type="string">
            <text:p>prepareContractCall</text:p>
          </table:table-cell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Receipt</text:p>
          </table:table-cell>
          <table:table-cell office:value-type="string" calcext:value-type="string">
            <text:p>contract&amp;filter</text:p>
          </table:table-cell>
          <table:table-cell office:value-type="string" calcext:value-type="string">
            <text:p>40 1</text:p>
          </table:table-cell>
          <table:table-cell office:value-type="string" calcext:value-type="string">
            <text:p>WaitNewB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th_getTransactionReceip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3 – check filter changes</text:p>
          </table:table-cell>
          <table:table-cell office:value-type="string" calcext:value-type="string">
            <text:p>contract&amp;filt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4 – check filter logs</text:p>
          </table:table-cell>
          <table:table-cell office:value-type="string" calcext:value-type="string">
            <text:p>contract&amp;filte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th_getFilterLog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5 – uninstall filter</text:p>
          </table:table-cell>
          <table:table-cell office:value-type="string" calcext:value-type="string">
            <text:p>contract&amp;filter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eth_uninstallFilter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ing tes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st call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eth_call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eth_getLog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2T09:55:14.439991075</dc:date>
    <meta:editing-duration>PT29M34S</meta:editing-duration>
    <meta:editing-cycles>2</meta:editing-cycles>
    <meta:generator>LibreOffice/5.1.6.2$Linux_X86_64 LibreOffice_project/10m0$Build-2</meta:generator>
    <meta:document-statistic meta:table-count="1" meta:cell-count="1026" meta:object-count="0"/>
  </office:meta>
</office:document-meta>
</file>